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ont Awesome 5 Free Solid" svg:font-family="'Font Awesome 5 Free Soli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P1" style:family="paragraph" style:parent-style-name="Header">
      <loext:graphic-properties draw:fill="solid" draw:fill-color="#ed7d31"/>
      <style:paragraph-properties fo:margin-left="-0.5in" fo:margin-right="-0.5in" fo:text-indent="0in" style:auto-text-indent="false" fo:background-color="#ed7d31">
        <style:tab-stops>
          <style:tab-stop style:position="-0.3752in"/>
          <style:tab-stop style:position="7.8752in" style:type="right"/>
        </style:tab-stops>
      </style:paragraph-properties>
      <style:text-properties fo:font-size="3pt" style:font-size-asian="3pt" style:font-size-complex="3pt"/>
    </style:style>
    <style:style style:name="P2" style:family="paragraph" style:parent-style-name="Header">
      <loext:graphic-properties draw:fill="solid" draw:fill-color="#ed7d31"/>
      <style:paragraph-properties fo:margin-left="-0.5in" fo:margin-right="-0.5in" fo:text-indent="0in" style:auto-text-indent="false" fo:background-color="#ed7d31">
        <style:tab-stops>
          <style:tab-stop style:position="-0.3752in"/>
          <style:tab-stop style:position="7.8752in" style:type="right"/>
        </style:tab-stops>
      </style:paragraph-properties>
    </style:style>
    <style:style style:name="P3" style:family="paragraph" style:parent-style-name="Header">
      <style:paragraph-properties fo:margin-left="0in" fo:margin-right="-0.5in" fo:text-indent="0in" style:auto-text-indent="false">
        <style:tab-stops/>
      </style:paragraph-properties>
    </style:style>
    <style:style style:name="P4" style:family="paragraph" style:parent-style-name="Standard">
      <style:paragraph-properties fo:line-height="0.1752in"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0.1752in" fo:text-align="justify" style:justify-single-word="false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0.74pt solid #ed7d31"/>
    </style:style>
    <style:style style:name="P8" style:family="paragraph" style:parent-style-name="Standard" style:master-page-name="Standard">
      <style:paragraph-properties fo:text-align="justify" style:justify-single-word="false" style:page-number="auto" fo:padding-left="0in" fo:padding-right="0in" fo:padding-top="0in" fo:padding-bottom="0.0138in" fo:border-left="none" fo:border-right="none" fo:border-top="none" fo:border-bottom="0.74pt solid #ed7d31"/>
    </style:style>
    <style:style style:name="P9" style:family="paragraph" style:parent-style-name="Text_20_body">
      <style:paragraph-properties fo:text-align="justify" style:justify-single-word="false">
        <style:tab-stops>
          <style:tab-stop style:position="7.3874in" style:type="right"/>
        </style:tab-stops>
      </style:paragraph-properties>
    </style:style>
    <style:style style:name="P10" style:family="paragraph" style:parent-style-name="Text_20_body">
      <style:paragraph-properties fo:margin-left="0in" fo:margin-right="0in" fo:text-align="justify" style:justify-single-word="false" fo:text-indent="0in" style:auto-text-indent="false">
        <style:tab-stops>
          <style:tab-stop style:position="7.5in" style:type="right"/>
        </style:tab-stops>
      </style:paragraph-properties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in" fo:margin-right="0in" fo:text-align="justify" style:justify-single-word="false" fo:text-indent="0in" style:auto-text-indent="false">
        <style:tab-stops>
          <style:tab-stop style:position="7.5in" style:type="right"/>
        </style:tab-stops>
      </style:paragraph-properties>
    </style:style>
    <style:style style:name="P12" style:family="paragraph" style:parent-style-name="Text_20_body">
      <style:paragraph-properties fo:margin-left="0in" fo:margin-right="0in" fo:text-align="justify" style:justify-single-word="false" fo:text-indent="0in" style:auto-text-indent="false">
        <style:tab-stops>
          <style:tab-stop style:position="7.3874in" style:type="right"/>
        </style:tab-stops>
      </style:paragraph-properties>
    </style:style>
    <style:style style:name="P13" style:family="paragraph" style:parent-style-name="Text_20_body" style:list-style-name="WWNum4">
      <style:paragraph-properties fo:margin-left="0.25in" fo:margin-right="0in" fo:text-align="justify" style:justify-single-word="false" fo:text-indent="-0.25in" style:auto-text-indent="false">
        <style:tab-stops>
          <style:tab-stop style:position="7.3874in" style:type="right"/>
        </style:tab-stops>
      </style:paragraph-properties>
    </style:style>
    <style:style style:name="P14" style:family="paragraph">
      <loext:graphic-properties draw:fill="none" draw:fill-color="#ffffff"/>
      <style:paragraph-properties style:writing-mode="lr-tb"/>
      <style:text-properties fo:color="#ffffff" loext:opacity="100%" fo:font-size="20pt" style:font-size-asian="20pt" style:font-size-complex="20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ed7d31" loext:opacity="100%"/>
    </style:style>
    <style:style style:name="T2" style:family="text">
      <style:text-properties fo:color="#ed7d31" loext:opacity="100%" style:font-name="Font Awesome 5 Free Soli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ffff" loext:opacity="100%" fo:font-size="20pt" style:font-size-asian="20pt" style:font-size-complex="20pt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color="#000000" draw:fill="none" draw:fill-color="#ffffff" fo:min-height="0.389in" style:run-through="foreground" style:wrap="run-through" style:number-wrapped-paragraphs="no-limit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 style:parent-style-name="Frame">
      <style:graphic-properties draw:stroke="none" svg:stroke-width="0.0071in" draw:fill="none" draw:textarea-vertical-align="top" draw:auto-grow-height="false" fo:min-height="0.3728in" fo:min-width="1.5283in" fo:padding-top="0.05in" fo:padding-bottom="0.05in" fo:padding-left="0.1in" fo:padding-right="0.1in" fo:wrap-option="wrap" fo:margin-left="0in" fo:margin-right="0in" fo:margin-top="0in" fo:margin-bottom="0.0071in" style:run-through="back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8"><text:span text:style-name="T1">EXPERIENCE</text:span></text:p>
        <text:p text:style-name="P10"/>
        <text:p text:style-name="P11"><text:span text:style-name="T3">Ekohealth<text:tab/></text:span>Oakland, CA</text:p>
        <text:p text:style-name="P11"><text:span text:style-name="T3">Data Scientist Intern<text:tab/></text:span>09/2020 – 01/2021</text:p>
        <text:p text:style-name="P12">Responsible for building the prototype of an audio-based dialysis fistula assessment algorithm for an FDA-cleared digital stethoscope, from ideation to launch, saving ~$900 monthly cost for hemodialysis patients. Worked closely with the clinical team to extract insights from data and provided AI-powered analysis to boost clinical workflow.</text:p>
        <text:list xml:id="list436094859" text:style-name="WWNum4">
          <text:list-item>
            <text:p text:style-name="P13">Oversaw clinical data collections with AWS S3 buckets for data quality and ETL (extract, transform, load).</text:p>
          </text:list-item>
          <text:list-item>
            <text:p text:style-name="P13">Coordinated cross-function teams of 5 engineers and 3 doctors to design machine learning algorithms detecting vascular stenosis in fistula with 73.68% accuracy.</text:p>
          </text:list-item>
          <text:list-item>
            <text:p text:style-name="P13">Productionalized customer-facing analysis pipeline in Python using AWS (S3, EC2, SageMaker); optimized SQL server performance by 13% to query clinical data.</text:p>
          </text:list-item>
          <text:list-item>
            <text:p text:style-name="P13">Delivered regulatory submissions for FDA approval product and successfully secured $295,881 in SBIR funding from the National Institutes of Health.</text:p>
          </text:list-item>
        </text:list>
        <text:p text:style-name="P9"/>
        <text:p text:style-name="P11"><text:span text:style-name="T3">The Johns Hopkins Data Science Lab<text:tab/></text:span>Baltimore, MD</text:p>
        <text:p text:style-name="P11"><text:span text:style-name="T3">Research Assistant<text:tab/></text:span>08/2019 – 05/2020</text:p>
        <text:p text:style-name="P12">Headed time series analysis for wearable activity data (NHANES). Investigated associations between BMI, mortality, and physical activity using statistical methods. Discovered statistically significant predictors improving physical fitness.</text:p>
        <text:list xml:id="list132439638055084" text:continue-numbering="true" text:style-name="WWNum4">
          <text:list-item>
            <text:p text:style-name="P13">Extracted 100K+ time-series SAS data from CDC in R and manipulated data using dplyr and tidyverse.</text:p>
          </text:list-item>
          <text:list-item>
            <text:p text:style-name="P13">Designed CNN-based neural network using Keras for BMI regression with 25.45 mean squared error (MSE).</text:p>
          </text:list-item>
          <text:list-item>
            <text:p text:style-name="P13">Reduced data dimensionality using principal component analysis (PCA); improved prediction by 23% training a generalized linear model (GLM).</text:p>
          </text:list-item>
          <text:list-item>
            <text:p text:style-name="P13">Hosted R Shiny website performing cluster analysis with K-Means and PCA.</text:p>
          </text:list-item>
        </text:list>
        <text:p text:style-name="P12"/>
        <text:p text:style-name="P7"><text:span text:style-name="T1">EDUCATION</text:span></text:p>
        <text:p text:style-name="P10"/>
        <text:p text:style-name="P11"><text:span text:style-name="T3">Johns Hopkins University<text:tab/></text:span>05/2020</text:p>
        <text:p text:style-name="P11">Biomedical Engineering - Data Science, M.S.E., GPA: 3.6.<text:tab/>Baltimore, MD</text:p>
        <text:p text:style-name="P11"/>
        <text:p text:style-name="P11"><text:span text:style-name="T3">Northeastern University<text:tab/></text:span>05/2018</text:p>
        <text:p text:style-name="P11">Biomedical Engineering, B.S., GPA: 3.8.<text:tab/>Liaoning, CN</text:p>
        <text:p text:style-name="P11"/>
        <text:p text:style-name="P7"><text:span text:style-name="T1">PROJECTS</text:span></text:p>
        <text:p text:style-name="P10"/>
        <text:p text:style-name="P11"><text:span text:style-name="T3">Reinforcement Learning: OpenAI Gym<text:tab/></text:span>02/2020 – 05/2020</text:p>
        <text:p text:style-name="P12">AI that Learns to Play Super Mario Bros Using Deep Q-Network (DQN).</text:p>
        <text:p text:style-name="P12">Demo: <text:a xlink:type="simple" xlink:href="https://github.com/LuchaoQi/Reinforcement_Learning" text:style-name="Internet_20_link" text:visited-style-name="Visited_20_Internet_20_Link"><text:span text:style-name="Internet_20_link">https://github.com/LuchaoQi/Reinforcement_Learning</text:span></text:a></text:p>
        <text:p text:style-name="P12">Developed DQN-based convolutional neural network (CNN) model as an AI agent using TensorFlow and accelerated neural network training parallelly by 30% using JAX. Achieved 2X faster than average of human players with the trained agent completing tasks successfully.</text:p>
        <text:p text:style-name="P12"/>
        <text:p text:style-name="P11"><text:span text:style-name="T3">Natural Language Processing: Amazon Reviews<text:tab/></text:span>09/2019 – 12/2019</text:p>
        <text:p text:style-name="P12">Use of Machine Learning to Detect Fake or Abusive Amazon Fine Food Reviews.</text:p>
        <text:p text:style-name="P12">Demo: <text:a xlink:type="simple" xlink:href="https://www.kaggle.com/luchaoqi/amazon-review-rating-prediction" text:style-name="Internet_20_link" text:visited-style-name="Visited_20_Internet_20_Link"><text:span text:style-name="Internet_20_link">https://www.kaggle.com/luchaoqi/amazon-review-rating-prediction</text:span></text:a></text:p>
        <text:p text:style-name="P12">Performed data wrangling on Amazon Fine Food Reviews. Tokenized textual data using NLTK and vectorized text using bag-of-words models with scikit-learn. Achieved 94% accuracy detecting fake ratings using logistic regression; improved algorithm performance by 3% using random forest.</text:p>
        <text:p text:style-name="P12"/>
        <text:p text:style-name="P7"><text:span text:style-name="T1">SKILLS</text:span></text:p>
        <text:p text:style-name="P4"/>
        <text:p text:style-name="P5"><text:span text:style-name="T3">Programming Languages: </text:span>Python, R (R Shiny), C++ (Basic), SQL, HTML, JavaScript (Basic), Shell scripting.</text:p>
        <text:p text:style-name="P5"><text:span text:style-name="T3">Packages: </text:span>Pandas, NumPy, SciPy, NLTK, scikit-learn, dplyr, tidyverse, Selenium, beautifulsoup4.</text:p>
        <text:p text:style-name="P6"><text:span text:style-name="T3">Machine Learning: </text:span>GLM, Bayesian Methods, Random Forest, SVM, PCA, Ensemble Methods, CNN, LSTM</text:p>
      </text:section>
      <text:section text:style-name="Sect1" text:name="Section1">
        <text:p text:style-name="P5"><text:span text:style-name="T3">Frameworks &amp; Platforms: </text:span>PyTorch, TensorFlow, Keras, Hadoop, Flask, AWS, GCP, Google Analytics, Kubernetes. 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ont Awesome 5 Free Solid" svg:font-family="'Font Awesome 5 Free Soli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等线" style:font-size-asian="12pt" style:language-asian="zh" style:country-asian="CN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2pt" fo:language="en" fo:country="US" style:letter-kerning="false" style:font-name-asian="等线" style:font-size-asian="12pt" style:language-asian="zh" style:country-asian="CN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0" fo:widows="0" style:writing-mode="lr-tb"/>
      <style:text-properties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6528in" fo:margin-right="0in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6528in" fo:margin-right="0in" fo:text-indent="-0.2508in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language-asian="en" style:country-asian="US" style:font-name-complex="F" style:font-family-generic-complex="system" style:font-pitch-complex="variable" style:font-size-complex="11pt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等线 Light" style:font-family-asian="'等线 Light'" style:font-family-generic-asian="system" style:font-pitch-asian="variable" style:font-size-asian="16pt" style:language-asian="en" style:country-asian="US" style:font-name-complex="F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name-asian="Calibri1" style:font-family-asian="Calibri" style:font-family-generic-asian="system" style:font-pitch-asian="variable" style:font-size-asian="10pt" style:language-asian="en" style:country-asian="US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name-asian="Calibri1" style:font-family-asian="Calibri" style:font-family-generic-asian="system" style:font-pitch-asian="variable" style:font-size-asian="10pt" style:language-asian="en" style:country-asian="US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o_20_Spacing_20_Char" style:display-name="No Spacing Char" style:family="text" style:parent-style-name="Default_20_Paragraph_20_Font">
      <style:text-properties style:font-name="Calibri" fo:font-family="Calibri" style:font-family-generic="roman" style:font-pitch="variable" fo:font-size="11pt" style:font-size-asian="11pt" style:language-asian="en" style:country-asian="US" style:font-name-complex="F" style:font-family-generic-complex="system" style:font-pitch-complex="variable" style:font-size-complex="11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Footnote_20_Text_20_Char" style:display-name="Footnote Text Char" style:family="text" style:parent-style-name="Default_20_Paragraph_20_Font">
      <style:text-properties fo:font-size="10pt" style:font-name-asian="Calibri1" style:font-family-asian="Calibri" style:font-family-generic-asian="system" style:font-pitch-asian="variable" style:font-size-asian="10pt" style:language-asian="en" style:country-asian="US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752in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0752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75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0752in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5752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0752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752in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0752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7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="solid" draw:fill-color="#ed7d31"/>
      <style:paragraph-properties fo:margin-left="-0.5in" fo:margin-right="-0.5in" fo:text-indent="0in" style:auto-text-indent="false" fo:background-color="#ed7d31">
        <style:tab-stops>
          <style:tab-stop style:position="-0.3752in"/>
          <style:tab-stop style:position="7.8752in" style:type="right"/>
        </style:tab-stops>
      </style:paragraph-properties>
      <style:text-properties fo:font-size="3pt" style:font-size-asian="3pt" style:font-size-complex="3pt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>
      <loext:graphic-properties draw:fill="none" draw:fill-color="#ffffff"/>
      <style:paragraph-properties style:writing-mode="lr-tb"/>
      <style:text-properties fo:color="#ffffff" loext:opacity="100%" fo:font-size="20pt" style:font-size-asian="20pt" style:font-size-complex="20pt"/>
    </style:style>
    <style:style style:name="MP4" style:family="paragraph" style:parent-style-name="Header">
      <loext:graphic-properties draw:fill="solid" draw:fill-color="#ed7d31"/>
      <style:paragraph-properties fo:margin-left="-0.5in" fo:margin-right="-0.5in" fo:text-indent="0in" style:auto-text-indent="false" fo:background-color="#ed7d31">
        <style:tab-stops>
          <style:tab-stop style:position="-0.3752in"/>
          <style:tab-stop style:position="7.8752in" style:type="right"/>
        </style:tab-stops>
      </style:paragraph-properties>
    </style:style>
    <style:style style:name="MP5" style:family="paragraph" style:parent-style-name="Header">
      <style:paragraph-properties fo:margin-left="0in" fo:margin-right="-0.5in" fo:text-indent="0in" style:auto-text-indent="false">
        <style:tab-stops/>
      </style:paragraph-properties>
    </style:style>
    <style:style style:name="MT1" style:family="text">
      <style:text-properties fo:color="#ffffff" loext:opacity="100%" fo:font-size="20pt" style:font-size-asian="20pt" style:font-size-complex="20pt"/>
    </style:style>
    <style:style style:name="MT2" style:family="text"/>
    <style:style style:name="Mgr1" style:family="graphic" style:parent-style-name="Frame">
      <style:graphic-properties draw:stroke="none" svg:stroke-width="0.0071in" draw:fill="none" draw:textarea-vertical-align="top" draw:auto-grow-height="false" fo:min-height="0.3728in" fo:min-width="1.5283in" fo:padding-top="0.05in" fo:padding-bottom="0.05in" fo:padding-left="0.1in" fo:padding-right="0.1in" fo:wrap-option="wrap" fo:margin-left="0in" fo:margin-right="0in" fo:margin-top="0in" fo:margin-bottom="0.0071in" style:run-through="back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389in" style:run-through="foreground" style:wrap="run-through" style:number-wrapped-paragraphs="no-limit" style:wrap-contour-mode="full" style:vertical-pos="from-top" style:vertical-rel="paragraph" style:horizontal-pos="from-left" style:horizontal-rel="paragraph"/>
      <style:paragraph-properties style:writing-mode="lr-tb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name="Text Box 1" draw:style-name="Mgr1" draw:text-style-name="MP2" svg:width="1.728in" svg:height="0.4724in" svg:x="2.8862in" svg:y="0.0201in"><text:p text:style-name="Frame_20_contents"><text:span text:style-name="MT1"/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1" draw:name="Shape2" draw:style-name="Mgr2" draw:text-style-name="MP3" svg:width="1.5835in" svg:height="0.3894in" svg:x="2.9575in" svg:y="0.0201in"><draw:text-box><text:p><text:span text:style-name="MT1">LUCHAO QI</text:span></text:p></draw:text-box></draw:frame></text:p>
        <text:p text:style-name="MP4"><text:tab/><text:a xlink:type="simple" xlink:href="https://luchaoqi.com/" text:style-name="Internet_20_link" text:visited-style-name="Visited_20_Internet_20_Link"><text:span text:style-name="Internet_20_link">luchaoqi.com</text:span></text:a><text:tab/>+1 (443)-839-9129</text:p>
        <text:p text:style-name="MP4"><text:tab/><text:a xlink:type="simple" xlink:href="https://www.linkedin.com/in/luchaoqi/" text:style-name="Internet_20_link" text:visited-style-name="Visited_20_Internet_20_Link"><text:span text:style-name="Internet_20_link">linkedin.com/in/luchaoqi</text:span></text:a><text:tab/><text:a xlink:type="simple" xlink:href="mailto:luchaoqi.email@gmail.com" text:style-name="Internet_20_link" text:visited-style-name="Visited_20_Internet_20_Link"><text:span text:style-name="Internet_20_link">luchaoqi.email@gmail.com</text:span></text:a></text:p>
        <text:p text:style-name="MP1"/>
      </style:header>
    </style:master-page>
    <style:master-page style:name="First_20_Page" style:display-name="First Page" style:page-layout-name="Mpm2" style:next-style-name="Standard"/>
    <style:master-page style:name="Converted1" style:page-layout-name="Mpm1">
      <style:header>
        <text:p text:style-name="MP5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Luchao qi</dc:title>
    <meta:initial-creator>Luchao Qi</meta:initial-creator>
    <meta:editing-cycles>151</meta:editing-cycles>
    <meta:print-date>2021-06-14T16:16:00</meta:print-date>
    <meta:creation-date>2021-05-25T19:33:00</meta:creation-date>
    <dc:date>2021-06-14T13:24:38.745762354</dc:date>
    <meta:editing-duration>PT4H8M6S</meta:editing-duration>
    <meta:generator>LibreOffice/7.0.6.2$Linux_X86_64 LibreOffice_project/00$Build-2</meta:generator>
    <meta:document-statistic meta:table-count="0" meta:image-count="0" meta:object-count="0" meta:page-count="1" meta:paragraph-count="36" meta:word-count="442" meta:character-count="3335" meta:non-whitespace-character-count="2930"/>
    <meta:user-defined meta:name="AppVersion">16.0000</meta:user-defined>
    <meta:template xlink:type="simple" xlink:actuate="onRequest" xlink:title="Normal.dotm" xlink:href=""/>
  </office:meta>
</office:document-meta>
</file>